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1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dToCart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est Case Tit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ify if user is able to navigate to product page by clicking on product name from ca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ing on Add to cart button should add the item(s) into the ca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stomer should be able to add multiple products to the ca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stomer should be able to add products from different browsers like chrome, firefox, edge and safar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stomer should be able to add products of different and same variants like size, colour to ca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stomer should be able to add products of different variants like size, colour to car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stomer should be able to add products to cart from different categories, brands and produc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stomer should be able to add same products of different variants like size, colour and quantity to ca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stomer should be able to add same products of different variants like size, colour to ca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stomer should be able to increase or decrease the quantity of the products in the car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stomer should be able to place order with the products added to car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stomer should be able to remove the product from the car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ustomer should be add multiple products to the car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stomer should be favourite the products from the car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stomer should not able add products to cart, for which variant like colour and size is out of sto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stomer should not be able to add product to cart, which product is out of sto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stomer should not be able to add products to add, without selecting variants like colour, size and quant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stomer should not be able to add products to cart without logging into the applicati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ustomers should be favorite the products from the car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 to cart option should be display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ms under save for later should get added to cart after clicking on move to car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ceed to buy option should be display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 Items under save for later should get added to cart after clicking on move to car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 check the added products in the cart are not cleared even after user logout and logged in aga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 check the cart page opened when user clicked the cart ic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 check the cart page opened when user clicked the cart icon in all pag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 check the count are updated in the cart icon for every product (addition or deletion) in the cart by us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 check the price got updated in the cart based on addition and removal of products from car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 check the user able to add the products again to the cart after removing all the added products from car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 check the user able to remove the products from car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 check the users added product in cart page not opened in another window or browser using cart UR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erify multiple product can be added to car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rify multiple product can be removed from the car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rify page is reverting back to add to cart page by clicking 'Back' button or go to cart at Product pag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rify page is reverting back to add to cart page on from the product pag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erify the Added Items can be removed from the Car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rify the item that are added to car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erify the user is able to 'Procced to buy/Place Order' from add to cart pag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rify the user is able to navigate to product pag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rify the user is able to navigate to product page by clicking on product name from car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en customer decreased the quantity of products in the cart, then price of the products in the cart should be decreas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hen customer increased the quantity of the products in the cart, then price of the cart should be increase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en we add the product to the cart, product image should be displayed in the car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hen we add the product to the cart, the product image should be displayed in the car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hen we hover on the cart, added products should be dispalyed in the car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erify the item that are added to cart remains in cart on refreshing the add cart page</text:p>
          </table:table-cell>
        </table:table-row>
      </table:table>
      <table:named-expressions>
        <table:named-range table:name="HTML_1" table:base-cell-address="$AddToCart.$A$1" table:cell-range-address="$AddToCart.$A$1:.$B$47"/>
        <table:named-range table:name="HTML_all" table:base-cell-address="$AddToCart.$A$1" table:cell-range-address="$AddToCart.$A$1:.$B$47"/>
        <table:named-range table:name="HTML_tables" table:base-cell-address="$AddToCart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8T10:33:51.049572157</dc:date>
    <meta:editing-duration>PT1M56S</meta:editing-duration>
    <meta:editing-cycles>1</meta:editing-cycles>
    <meta:generator>LibreOffice/7.3.7.2$Linux_X86_64 LibreOffice_project/30$Build-2</meta:generator>
    <meta:document-statistic meta:table-count="1" meta:cell-count="94" meta:object-count="0"/>
  </office:meta>
</office:document-meta>
</file>